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modern" style:font-pitch="fixed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e" svg:font-family="Ti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</office:font-face-decls>
  <office:automatic-styles>
    <style:style style:name="P1" style:family="paragraph" style:parent-style-name="Text_20_body">
      <style:text-properties officeooo:rsid="00131808" officeooo:paragraph-rsid="00131808"/>
    </style:style>
    <style:style style:name="P2" style:family="paragraph" style:parent-style-name="Text_20_body">
      <style:paragraph-properties fo:text-align="center" style:justify-single-word="false" fo:text-indent="0cm" style:auto-text-indent="false"/>
      <style:text-properties fo:font-size="12pt" style:font-size-asian="12pt" style:font-size-complex="12pt"/>
    </style:style>
    <style:style style:name="P3" style:family="paragraph" style:parent-style-name="Text_20_body">
      <style:paragraph-properties fo:text-align="center" style:justify-single-word="false" fo:text-indent="0cm" style:auto-text-indent="false"/>
      <style:text-properties fo:font-size="12pt" officeooo:paragraph-rsid="000acaac" style:font-size-asian="12pt" style:font-size-complex="12pt"/>
    </style:style>
    <style:style style:name="P4" style:family="paragraph" style:parent-style-name="Text_20_body">
      <style:paragraph-properties fo:text-align="center" style:justify-single-word="false" fo:text-indent="0cm" style:auto-text-indent="false"/>
      <style:text-properties fo:font-size="12pt" officeooo:rsid="000a34b7" officeooo:paragraph-rsid="000a34b7" style:font-size-asian="12pt" style:font-size-complex="12pt"/>
    </style:style>
    <style:style style:name="P5" style:family="paragraph" style:parent-style-name="Text_20_body">
      <style:paragraph-properties fo:text-align="center" style:justify-single-word="false" fo:text-indent="0cm" style:auto-text-indent="false"/>
      <style:text-properties fo:font-size="12pt" officeooo:rsid="000ca952" officeooo:paragraph-rsid="000ca952" style:font-size-asian="12pt" style:font-size-complex="12pt"/>
    </style:style>
    <style:style style:name="P6" style:family="paragraph" style:parent-style-name="Text_20_body">
      <style:paragraph-properties fo:text-align="center" style:justify-single-word="false" fo:text-indent="0cm" style:auto-text-indent="false"/>
      <style:text-properties fo:font-size="12pt" officeooo:rsid="000e3dd5" officeooo:paragraph-rsid="000e3dd5" style:font-size-asian="12pt" style:font-size-complex="12pt"/>
    </style:style>
    <style:style style:name="P7" style:family="paragraph" style:parent-style-name="Text_20_body">
      <loext:graphic-properties draw:fill="none"/>
      <style:paragraph-properties fo:margin-left="8.301cm" fo:margin-right="0cm" fo:margin-top="0cm" fo:margin-bottom="0cm" style:contextual-spacing="false" fo:line-height="150%" fo:text-align="start" style:justify-single-word="false" fo:text-indent="0cm" style:auto-text-indent="false" fo:background-color="transparent"/>
      <style:text-properties fo:font-size="12pt" officeooo:rsid="000e3dd5" officeooo:paragraph-rsid="000e3dd5" style:font-size-asian="12pt" style:font-size-complex="12pt"/>
    </style:style>
    <style:style style:name="P8" style:family="paragraph" style:parent-style-name="Text_20_body">
      <style:paragraph-properties fo:text-align="center" style:justify-single-word="false" fo:text-indent="0cm" style:auto-text-indent="false"/>
      <style:text-properties fo:font-size="12pt" officeooo:rsid="000ca952" officeooo:paragraph-rsid="000ca952" style:font-size-asian="12pt" style:font-name-complex="Times New Roman1" style:font-size-complex="12pt"/>
    </style:style>
    <style:style style:name="P9" style:family="paragraph" style:parent-style-name="Text_20_body" style:master-page-name="">
      <loext:graphic-properties draw:fill="none"/>
      <style:paragraph-properties fo:margin-left="8.301cm" fo:margin-right="0cm" fo:margin-top="0cm" fo:margin-bottom="0cm" style:contextual-spacing="false" fo:line-height="150%" fo:text-align="start" style:justify-single-word="false" fo:text-indent="0cm" style:auto-text-indent="false" style:page-number="auto" fo:background-color="transparent"/>
      <style:text-properties fo:font-size="12pt" officeooo:rsid="000e3dd5" officeooo:paragraph-rsid="000e3dd5" style:font-size-asian="12pt" style:font-name-complex="Times New Roman1" style:font-size-complex="12pt"/>
    </style:style>
    <style:style style:name="P10" style:family="paragraph" style:parent-style-name="Text_20_body">
      <loext:graphic-properties draw:fill="none"/>
      <style:paragraph-properties fo:margin-left="8.301cm" fo:margin-right="0cm" fo:margin-top="0cm" fo:margin-bottom="0cm" style:contextual-spacing="false" fo:line-height="150%" fo:text-align="start" style:justify-single-word="false" fo:text-indent="0cm" style:auto-text-indent="false" fo:background-color="transparent"/>
      <style:text-properties fo:font-size="12pt" officeooo:rsid="000e3dd5" officeooo:paragraph-rsid="000e3dd5" style:font-size-asian="12pt" style:font-name-complex="Times New Roman1" style:font-size-complex="12pt"/>
    </style:style>
    <style:style style:name="P11" style:family="paragraph" style:parent-style-name="Text_20_body">
      <style:paragraph-properties fo:text-align="center" style:justify-single-word="false" fo:text-indent="0cm" style:auto-text-indent="false"/>
      <style:text-properties fo:font-size="12pt" officeooo:rsid="000e3dd5" officeooo:paragraph-rsid="000e3dd5" style:font-size-asian="12pt" style:font-name-complex="Times New Roman1" style:font-size-complex="12pt"/>
    </style:style>
    <style:style style:name="P12" style:family="paragraph" style:parent-style-name="Text_20_body">
      <style:text-properties officeooo:rsid="00189694" officeooo:paragraph-rsid="00189694"/>
    </style:style>
    <style:style style:name="P13" style:family="paragraph" style:parent-style-name="Text_20_body">
      <style:text-properties officeooo:rsid="0028f997" officeooo:paragraph-rsid="0028f997"/>
    </style:style>
    <style:style style:name="P14" style:family="paragraph" style:parent-style-name="Standard">
      <style:paragraph-properties fo:text-align="center" style:justify-single-word="false" fo:text-indent="0cm" style:auto-text-indent="false"/>
      <style:text-properties fo:font-size="14pt" officeooo:rsid="002d0e95" officeooo:paragraph-rsid="002d0e95" style:font-size-asian="12.25pt" style:font-size-complex="14pt"/>
    </style:style>
    <style:style style:name="P15" style:family="paragraph" style:parent-style-name="Text_20_body">
      <style:paragraph-properties fo:text-align="center" style:justify-single-word="false" fo:text-indent="0cm" style:auto-text-indent="false"/>
      <style:text-properties fo:font-size="14pt" officeooo:rsid="002d0e95" officeooo:paragraph-rsid="002d0e95" style:font-size-asian="12.25pt" style:font-size-complex="14pt"/>
    </style:style>
    <style:style style:name="P16" style:family="paragraph" style:parent-style-name="Standard">
      <style:paragraph-properties fo:text-align="center" style:justify-single-word="false" fo:text-indent="0cm" style:auto-text-indent="false"/>
      <style:text-properties officeooo:rsid="002d0e95" officeooo:paragraph-rsid="002d8b06"/>
    </style:style>
    <style:style style:name="P17" style:family="paragraph" style:parent-style-name="Standard">
      <style:paragraph-properties fo:text-align="center" style:justify-single-word="false" fo:text-indent="0cm" style:auto-text-indent="false"/>
      <style:text-properties officeooo:rsid="002d8b06" officeooo:paragraph-rsid="002d8b06"/>
    </style:style>
    <style:style style:name="P18" style:family="paragraph" style:parent-style-name="Text_20_body">
      <style:text-properties officeooo:rsid="0021cfdc" officeooo:paragraph-rsid="0021cfdc"/>
    </style:style>
    <style:style style:name="P19" style:family="paragraph" style:parent-style-name="Text_20_body">
      <style:text-properties officeooo:rsid="00220c9f" officeooo:paragraph-rsid="002240f6"/>
    </style:style>
    <style:style style:name="P20" style:family="paragraph" style:parent-style-name="Text_20_body">
      <style:text-properties officeooo:rsid="0024371e" officeooo:paragraph-rsid="0026204a"/>
    </style:style>
    <style:style style:name="P21" style:family="paragraph" style:parent-style-name="Text_20_body">
      <style:text-properties officeooo:paragraph-rsid="0026204a"/>
    </style:style>
    <style:style style:name="P22" style:family="paragraph" style:parent-style-name="Text_20_body">
      <style:text-properties officeooo:paragraph-rsid="0028f997"/>
    </style:style>
    <style:style style:name="P23" style:family="paragraph" style:parent-style-name="Text_20_body">
      <style:text-properties officeooo:paragraph-rsid="00294344"/>
    </style:style>
    <style:style style:name="P24" style:family="paragraph" style:parent-style-name="Text_20_body">
      <style:paragraph-properties fo:text-align="center" style:justify-single-word="false" fo:text-indent="0cm" style:auto-text-indent="false"/>
      <style:text-properties officeooo:paragraph-rsid="002b3190"/>
    </style:style>
    <style:style style:name="P25" style:family="paragraph" style:parent-style-name="Text_20_body">
      <style:paragraph-properties fo:text-align="center" style:justify-single-word="false" fo:text-indent="0cm" style:auto-text-indent="false"/>
      <style:text-properties officeooo:paragraph-rsid="002c9f95"/>
    </style:style>
    <style:style style:name="P26" style:family="paragraph" style:parent-style-name="Text_20_body">
      <style:paragraph-properties fo:text-align="center" style:justify-single-word="false" fo:text-indent="0cm" style:auto-text-indent="false"/>
      <style:text-properties fo:font-size="11pt" officeooo:rsid="002d0e95" officeooo:paragraph-rsid="002d8b06" style:font-size-asian="11pt" style:font-size-complex="11pt"/>
    </style:style>
    <style:style style:name="P27" style:family="paragraph" style:parent-style-name="Text_20_body">
      <style:paragraph-properties fo:text-align="center" style:justify-single-word="false" fo:text-indent="0cm" style:auto-text-indent="false"/>
      <style:text-properties fo:font-size="11pt" officeooo:rsid="002d0e95" officeooo:paragraph-rsid="002d0e95" style:font-size-asian="9.60000038146973pt" style:font-size-complex="11pt"/>
    </style:style>
    <style:style style:name="P28" style:family="paragraph" style:parent-style-name="Text_20_body">
      <style:text-properties officeooo:paragraph-rsid="002ebdc6"/>
    </style:style>
    <style:style style:name="P29" style:family="paragraph" style:parent-style-name="Heading_20_1">
      <style:paragraph-properties fo:break-before="page"/>
      <style:text-properties officeooo:rsid="000e3dd5" officeooo:paragraph-rsid="000e3dd5"/>
    </style:style>
    <style:style style:name="P30" style:family="paragraph" style:parent-style-name="Heading_20_1">
      <style:paragraph-properties fo:break-before="page"/>
      <style:text-properties officeooo:rsid="00131808" officeooo:paragraph-rsid="00131808"/>
    </style:style>
    <style:style style:name="P31" style:family="paragraph" style:parent-style-name="Heading_20_1">
      <style:paragraph-properties fo:break-before="page"/>
      <style:text-properties officeooo:rsid="0021cfdc" officeooo:paragraph-rsid="0021cfdc"/>
    </style:style>
    <style:style style:name="P32" style:family="paragraph" style:parent-style-name="Heading_20_1">
      <style:paragraph-properties fo:break-before="page"/>
      <style:text-properties officeooo:rsid="0028f997" officeooo:paragraph-rsid="0028f997"/>
    </style:style>
    <style:style style:name="P33" style:family="paragraph" style:parent-style-name="Heading_20_2">
      <style:text-properties officeooo:rsid="0026204a" officeooo:paragraph-rsid="0026204a"/>
    </style:style>
    <style:style style:name="P34" style:family="paragraph" style:parent-style-name="Heading_20_2">
      <style:text-properties officeooo:rsid="0028f997" officeooo:paragraph-rsid="0028f997"/>
    </style:style>
    <style:style style:name="P35" style:family="paragraph" style:parent-style-name="Heading_20_2">
      <style:text-properties officeooo:rsid="00294344" officeooo:paragraph-rsid="00294344"/>
    </style:style>
    <style:style style:name="P36" style:family="paragraph" style:parent-style-name="Text_20_body" style:master-page-name="First_20_Page">
      <style:paragraph-properties fo:text-align="center" style:justify-single-word="false" fo:text-indent="0cm" style:auto-text-indent="false" style:page-number="auto"/>
      <style:text-properties fo:font-size="12pt" style:font-size-asian="12pt" style:font-size-complex="12pt"/>
    </style:style>
    <style:style style:name="P37" style:family="paragraph" style:parent-style-name="Text_20_body" style:list-style-name="L1">
      <style:text-properties officeooo:rsid="00220c9f" officeooo:paragraph-rsid="002240f6"/>
    </style:style>
    <style:style style:name="P38" style:family="paragraph" style:parent-style-name="Text_20_body" style:list-style-name="L2">
      <style:text-properties officeooo:paragraph-rsid="0026204a"/>
    </style:style>
    <style:style style:name="P39" style:family="paragraph" style:parent-style-name="Text_20_body" style:list-style-name="L2">
      <style:text-properties officeooo:paragraph-rsid="0027e028"/>
    </style:style>
    <style:style style:name="P40" style:family="paragraph" style:parent-style-name="Text_20_body" style:list-style-name="L2">
      <style:text-properties officeooo:paragraph-rsid="0028f997"/>
    </style:style>
    <style:style style:name="P41" style:family="paragraph" style:parent-style-name="Text_20_body" style:list-style-name="L2">
      <style:text-properties fo:font-weight="bold" officeooo:rsid="0026204a" officeooo:paragraph-rsid="0026204a" style:font-weight-asian="bold" style:font-weight-complex="bold"/>
    </style:style>
    <style:style style:name="P42" style:family="paragraph" style:parent-style-name="Text_20_body" style:list-style-name="L2">
      <style:text-properties fo:font-weight="bold" officeooo:rsid="0027e028" officeooo:paragraph-rsid="0027e028" style:font-weight-asian="bold" style:font-weight-complex="bold"/>
    </style:style>
    <style:style style:name="P43" style:family="paragraph" style:parent-style-name="Text_20_body" style:list-style-name="L2">
      <style:text-properties fo:font-weight="bold" officeooo:rsid="0028f997" officeooo:paragraph-rsid="0028f997" style:font-weight-asian="bold" style:font-weight-complex="bold"/>
    </style:style>
    <style:style style:name="P44" style:family="paragraph" style:parent-style-name="Text_20_body" style:list-style-name="L2">
      <style:text-properties fo:font-weight="normal" officeooo:rsid="0027e028" officeooo:paragraph-rsid="0027e028" style:font-weight-asian="normal" style:font-weight-complex="normal"/>
    </style:style>
    <style:style style:name="P45" style:family="paragraph" style:parent-style-name="Text_20_body" style:list-style-name="L2">
      <style:text-properties fo:font-weight="normal" officeooo:rsid="0028f997" officeooo:paragraph-rsid="0028f997" style:font-weight-asian="normal" style:font-weight-complex="normal"/>
    </style:style>
    <style:style style:name="P46" style:family="paragraph" style:parent-style-name="Text_20_body" style:list-style-name="L2">
      <style:text-properties officeooo:rsid="0028f997" officeooo:paragraph-rsid="0028f997"/>
    </style:style>
    <style:style style:name="P47" style:family="paragraph" style:parent-style-name="Text_20_body" style:list-style-name="L3"/>
    <style:style style:name="P48" style:family="paragraph" style:parent-style-name="Text_20_body" style:list-style-name="L4">
      <style:text-properties officeooo:paragraph-rsid="00294344"/>
    </style:style>
    <style:style style:name="P49" style:family="paragraph" style:parent-style-name="Text_20_body" style:list-style-name="L4">
      <style:text-properties officeooo:paragraph-rsid="002b3190"/>
    </style:style>
    <style:style style:name="P50" style:family="paragraph" style:parent-style-name="Text_20_body">
      <style:paragraph-properties fo:text-align="center" style:justify-single-word="false" fo:text-indent="0cm" style:auto-text-indent="false"/>
      <style:text-properties fo:font-size="11pt" officeooo:rsid="002c9f95" officeooo:paragraph-rsid="002c9f95" style:font-size-asian="11pt" style:font-size-complex="11pt"/>
    </style:style>
    <style:style style:name="P51" style:family="paragraph" style:parent-style-name="Text_20_body">
      <style:paragraph-properties fo:text-align="center" style:justify-single-word="false" fo:text-indent="0cm" style:auto-text-indent="false"/>
      <style:text-properties fo:font-size="11pt" officeooo:rsid="002d0e95" officeooo:paragraph-rsid="002d0e95" style:font-size-asian="11pt" style:font-size-complex="11pt"/>
    </style:style>
    <style:style style:name="P52" style:family="paragraph" style:parent-style-name="Text_20_body" style:list-style-name="L4">
      <style:text-properties officeooo:rsid="002b3190" officeooo:paragraph-rsid="002b3190"/>
    </style:style>
    <style:style style:name="P53" style:family="paragraph" style:parent-style-name="Text_20_body" style:list-style-name="L4">
      <style:text-properties officeooo:rsid="00294344" officeooo:paragraph-rsid="00294344"/>
    </style:style>
    <style:style style:name="P54" style:family="paragraph" style:parent-style-name="Text_20_body" style:list-style-name="L4">
      <style:text-properties officeooo:rsid="002d0e95" officeooo:paragraph-rsid="002d0e95"/>
    </style:style>
    <style:style style:name="P55" style:family="paragraph" style:parent-style-name="Text_20_body" style:list-style-name="L4">
      <style:text-properties officeooo:rsid="002d0e95" officeooo:paragraph-rsid="002d8b06"/>
    </style:style>
    <style:style style:name="P56" style:family="paragraph" style:parent-style-name="Text_20_body" style:list-style-name="L4">
      <style:text-properties fo:font-size="14pt" officeooo:rsid="002d0e95" officeooo:paragraph-rsid="002d0e95" style:font-size-asian="12.25pt" style:font-size-complex="14pt"/>
    </style:style>
    <style:style style:name="P57" style:family="paragraph" style:parent-style-name="Text_20_body" style:list-style-name="L4">
      <style:text-properties officeooo:rsid="002d8b06" officeooo:paragraph-rsid="002d8b06"/>
    </style:style>
    <style:style style:name="P58" style:family="paragraph" style:parent-style-name="Text_20_body" style:list-style-name="L6"/>
    <style:style style:name="P59" style:family="paragraph" style:parent-style-name="Text_20_body" style:list-style-name="L11"/>
    <style:style style:name="P60" style:family="paragraph" style:parent-style-name="Text_20_body" style:list-style-name="L11">
      <style:text-properties officeooo:paragraph-rsid="00294344"/>
    </style:style>
    <style:style style:name="P61" style:family="paragraph" style:parent-style-name="Text_20_body" style:list-style-name="L11">
      <style:text-properties officeooo:paragraph-rsid="002ebdc6"/>
    </style:style>
    <style:style style:name="P62" style:family="paragraph" style:parent-style-name="Text_20_body">
      <style:paragraph-properties fo:break-before="page"/>
      <style:text-properties officeooo:rsid="00370222" officeooo:paragraph-rsid="00370222"/>
    </style:style>
    <style:style style:name="P63" style:family="paragraph">
      <style:paragraph-properties fo:margin-left="0cm" fo:margin-right="0cm" fo:margin-top="0.118cm" fo:margin-bottom="0.048cm" fo:text-indent="0.199cm"/>
    </style:style>
    <style:style style:name="P64" style:family="paragraph">
      <loext:graphic-properties draw:fill="none" draw:fill-color="#ffffff"/>
      <style:paragraph-properties fo:margin-left="0cm" fo:margin-right="0cm" fo:margin-top="0.118cm" fo:margin-bottom="0.048cm" fo:text-indent="0.199cm"/>
      <style:text-properties fo:font-size="10pt" style:font-size-asian="10pt" style:font-size-complex="10pt"/>
    </style:style>
    <style:style style:name="T1" style:family="text">
      <style:text-properties style:font-name-complex="Times New Roman1"/>
    </style:style>
    <style:style style:name="T2" style:family="text">
      <style:text-properties officeooo:rsid="000acaac" style:font-name-complex="Times New Roman1"/>
    </style:style>
    <style:style style:name="T3" style:family="text">
      <style:text-properties officeooo:rsid="000ca952" style:font-name-complex="Times New Roman1"/>
    </style:style>
    <style:style style:name="T4" style:family="text">
      <style:text-properties fo:letter-spacing="-0.018cm" style:font-name-complex="Times New Roman1"/>
    </style:style>
    <style:style style:name="T5" style:family="text">
      <style:text-properties fo:letter-spacing="-0.016cm" style:font-name-complex="Times New Roman1"/>
    </style:style>
    <style:style style:name="T6" style:family="text">
      <style:text-properties officeooo:rsid="000e3dd5"/>
    </style:style>
    <style:style style:name="T7" style:family="text">
      <style:text-properties officeooo:rsid="00136421"/>
    </style:style>
    <style:style style:name="T8" style:family="text">
      <style:text-properties officeooo:rsid="00141c16"/>
    </style:style>
    <style:style style:name="T9" style:family="text">
      <style:text-properties officeooo:rsid="0015d323"/>
    </style:style>
    <style:style style:name="T10" style:family="text">
      <style:text-properties officeooo:rsid="00196906"/>
    </style:style>
    <style:style style:name="T11" style:family="text">
      <style:text-properties officeooo:rsid="0019f011"/>
    </style:style>
    <style:style style:name="T12" style:family="text">
      <style:text-properties officeooo:rsid="001cd15b"/>
    </style:style>
    <style:style style:name="T13" style:family="text">
      <style:text-properties officeooo:rsid="0021cfdc"/>
    </style:style>
    <style:style style:name="T14" style:family="text">
      <style:text-properties officeooo:rsid="00220c9f"/>
    </style:style>
    <style:style style:name="T15" style:family="text">
      <style:text-properties officeooo:rsid="002240f6"/>
    </style:style>
    <style:style style:name="T16" style:family="text">
      <style:text-properties officeooo:rsid="0024371e"/>
    </style:style>
    <style:style style:name="T17" style:family="text">
      <style:text-properties officeooo:rsid="0026204a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26204a" style:font-weight-asian="normal" style:font-weight-complex="normal"/>
    </style:style>
    <style:style style:name="T20" style:family="text">
      <style:text-properties fo:font-weight="normal" officeooo:rsid="0027e028" style:font-weight-asian="normal" style:font-weight-complex="normal"/>
    </style:style>
    <style:style style:name="T21" style:family="text">
      <style:text-properties fo:font-weight="normal" officeooo:rsid="0028f997" style:font-weight-asian="normal" style:font-weight-complex="normal"/>
    </style:style>
    <style:style style:name="T22" style:family="text">
      <style:text-properties fo:font-weight="normal" officeooo:rsid="00294344" style:font-weight-asian="normal" style:font-weight-complex="normal"/>
    </style:style>
    <style:style style:name="T23" style:family="text">
      <style:text-properties fo:font-weight="normal" officeooo:rsid="002b3190" style:font-weight-asian="normal" style:font-weight-complex="normal"/>
    </style:style>
    <style:style style:name="T24" style:family="text">
      <style:text-properties fo:font-weight="normal" officeooo:rsid="00370222" style:font-weight-asian="normal" style:font-weight-complex="normal"/>
    </style:style>
    <style:style style:name="T25" style:family="text">
      <style:text-properties officeooo:rsid="0027e028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370222" style:font-weight-asian="bold" style:font-weight-complex="bold"/>
    </style:style>
    <style:style style:name="T28" style:family="text">
      <style:text-properties style:font-name="Times New Roman"/>
    </style:style>
    <style:style style:name="T29" style:family="text">
      <style:text-properties style:font-name="Times New Roman" fo:font-weight="normal" officeooo:rsid="0027e028" style:font-weight-asian="normal" style:font-weight-complex="normal"/>
    </style:style>
    <style:style style:name="T30" style:family="text">
      <style:text-properties style:font-name="Times New Roman" fo:font-size="14pt" fo:font-weight="normal" officeooo:rsid="0027e028" style:font-weight-asian="normal" style:font-weight-complex="normal"/>
    </style:style>
    <style:style style:name="T31" style:family="text">
      <style:text-properties style:font-name="Times New Roman" fo:font-size="14pt" officeooo:rsid="0027e028"/>
    </style:style>
    <style:style style:name="T32" style:family="text">
      <style:text-properties officeooo:rsid="0028f997"/>
    </style:style>
    <style:style style:name="T33" style:family="text">
      <style:text-properties fo:font-size="11pt" fo:font-weight="normal" officeooo:rsid="002c9f95" style:font-size-asian="11pt" style:font-weight-asian="normal" style:font-size-complex="11pt" style:font-weight-complex="normal"/>
    </style:style>
    <style:style style:name="T34" style:family="text">
      <style:text-properties fo:font-size="11pt" style:font-size-asian="9.60000038146973pt" style:font-size-complex="11pt"/>
    </style:style>
    <style:style style:name="T35" style:family="text">
      <style:text-properties officeooo:rsid="002d8b06"/>
    </style:style>
    <style:style style:name="T36" style:family="text">
      <style:text-properties officeooo:rsid="002df3b2"/>
    </style:style>
    <style:style style:name="T37" style:family="text">
      <style:text-properties officeooo:rsid="002e448f"/>
    </style:style>
    <style:style style:name="T38" style:family="text">
      <style:text-properties officeooo:rsid="003435af"/>
    </style:style>
    <style:style style:name="T39" style:family="text">
      <style:text-properties fo:font-style="italic" officeooo:rsid="003435af" style:font-style-asian="italic" style:font-style-complex="italic"/>
    </style:style>
    <style:style style:name="T4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1" style:family="text">
      <style:text-properties fo:font-style="italic" fo:font-weight="normal" officeooo:rsid="0036f79b" style:font-style-asian="italic" style:font-weight-asian="normal" style:font-style-complex="italic" style:font-weight-complex="normal"/>
    </style:style>
    <style:style style:name="T42" style:family="text">
      <style:text-properties fo:font-style="italic" fo:font-weight="normal" officeooo:rsid="00370222" style:font-style-asian="italic" style:font-weight-asian="normal" style:font-style-complex="italic" style:font-weight-complex="normal"/>
    </style:style>
    <style:style style:name="T43" style:family="text">
      <style:text-properties officeooo:rsid="00325382"/>
    </style:style>
    <style:style style:name="T44" style:family="text">
      <style:text-properties officeooo:rsid="0036f79b"/>
    </style:style>
    <style:style style:name="T45" style:family="text">
      <style:text-properties style:font-name="Times New Roman"/>
    </style:style>
    <style:style style:name="T46" style:family="text">
      <style:text-properties style:font-name="Tie"/>
    </style:style>
    <style:style style:name="T47" style:family="text">
      <style:text-properties officeooo:rsid="00370222"/>
    </style:style>
    <style:style style:name="T48" style:family="text">
      <style:text-properties fo:font-size="10pt" style:font-size-asian="10pt" style:font-size-complex="10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cm" svg:stroke-color="#000000" draw:marker-start-width="0.353cm" draw:marker-end-width="0.353cm" draw:fill="none" draw:fill-color="#ffffff" fo:min-height="2.099cm" fo:padding-top="0cm" fo:padding-bottom="0cm" fo:padding-left="0cm" fo:padding-right="0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cm" svg:stroke-color="#000000" draw:marker-start-width="0.353cm" draw:marker-end-width="0.353cm" draw:fill="none" draw:fill-color="#ffffff" fo:min-height="0.931cm" fo:padding-top="0cm" fo:padding-bottom="0cm" fo:padding-left="0cm" fo:padding-right="0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cm" svg:stroke-color="#000000" draw:marker-start-width="0.353cm" draw:marker-end-width="0.353cm" draw:fill="none" draw:fill-color="#ffffff" fo:min-height="1.455cm" fo:padding-top="0cm" fo:padding-bottom="0cm" fo:padding-left="0cm" fo:padding-right="0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width="0cm" svg:stroke-color="#000000" draw:marker-start-width="0.353cm" draw:marker-end-width="0.353cm" draw:fill="none" draw:fill-color="#ffffff" fo:min-height="6.308cm" fo:padding-top="0cm" fo:padding-bottom="0cm" fo:padding-left="0cm" fo:padding-right="0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Министерство науки и высшего образования Российской Федерации</text:p>
      <text:p text:style-name="P3">Федеральное государственное автономное образовательное учреждение высшего образования «Пермский национальный исследовательский политехнический университет»</text:p>
      <text:p text:style-name="P2"><text:span text:style-name="T6">(</text:span>ФГАОУ ВО «ПНИПУ»<text:span text:style-name="T6">)</text:span></text:p>
      <text:p text:style-name="P2">ЭЛЕКТРОТЕХНИЧЕСКИЙ ФАКУЛЬТЕТ</text:p>
      <text:p text:style-name="P2"><text:span text:style-name="T1">КАФЕДРА</text:span><text:span text:style-name="T4"> </text:span><text:span text:style-name="T1">ИНФОРМАЦИОННЫЕ</text:span><text:span text:style-name="T4"> </text:span><text:span text:style-name="T1">ТЕХНОЛОГИИ</text:span><text:span text:style-name="T5"> </text:span><text:span text:style-name="T1">И</text:span><text:span text:style-name="T4"> </text:span><text:span text:style-name="T1">АВТОМАТИЗИРОВАННЫЕ</text:span><text:span text:style-name="T4"> </text:span><text:span text:style-name="T1">СИСТЕМЫ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4"><text:span text:style-name="T1">Отчет о </text:span><text:span text:style-name="T2">практической работе </text:span><text:span text:style-name="T3">на тему:</text:span></text:p>
      <text:p text:style-name="P8">“Разработка платформы для обмена ассетами и инди-играми”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9">Выполнил:</text:p>
      <text:p text:style-name="P10">Студент группы: РИС-22-2б</text:p>
      <text:p text:style-name="P10">Прядени И.А.</text:p>
      <text:p text:style-name="P7"><text:span text:style-name="T1"/></text:p>
      <text:p text:style-name="P10">Проверил: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11">г. Пермь - 2024</text:p>
      <text:h text:style-name="P29" text:outline-level="1">СОДЕРЖАНИЕ</text:h>
      <text:h text:style-name="P30" text:outline-level="1">1 Анализ предметной области</text:h>
      <text:p text:style-name="P1">Инди-игра – компьютерная игра, созданная одним разработчиком или небольшим коллективом без финансовой поддержки издателя компьютерных игр. <text:span text:style-name="T7">Разработка подобных продуктов может затягиваться на многие месяцы и годы. Однако, не имея творческих ограничений, инди-разработчики часто создают </text:span><text:span text:style-name="T8">инновационные и креативные </text:span><text:span text:style-name="T9">проекты.</text:span></text:p>
      <text:p text:style-name="P12">Публикация в свою очередь может вызвать определенные проблемы, так как разработка осуществляется без помощи издателя, <text:span text:style-name="T10">обратная связь </text:span><text:span text:style-name="T11">и количество играющих пользователей существенно </text:span><text:span text:style-name="T12">уменьшается</text:span><text:span text:style-name="T11">.</text:span></text:p>
      <text:p text:style-name="P18">Ассет – <text:span text:style-name="T14">цифровой объект, который представляет часть игрового контента. Часто при создании прототипов и основных систем разработка останавливается из-за недостатка тех или иных ассетов. </text:span><text:span text:style-name="T15">Поэтому наличие платформы, облегчающей создание ассетов и получение обратной связи поможет ускорить процесс разработки.</text:span></text:p>
      <text:p text:style-name="P19">Платформа должна обеспечить следующие функции:</text:p>
      <text:list text:style-name="L1">
        <text:list-item>
          <text:p text:style-name="P37">Регистрация и аутентификация пользователей: Возможность создавать учетные записи, входить и выходить из системы.</text:p>
        </text:list-item>
        <text:list-item>
          <text:p text:style-name="P37">Загрузка ассетов и игр: Пользователи должны иметь возможность загружать файлы, добавлять описания и изображения.</text:p>
        </text:list-item>
        <text:list-item>
          <text:p text:style-name="P37">Отзывы и рейтинги: Возможность оставлять отзывы и ставить оценки для контента.</text:p>
        </text:list-item>
        <text:list-item>
          <text:p text:style-name="P37">Управление контентом: Редактирование и удаление собственных ассетов и игр.</text:p>
        </text:list-item>
        <text:list-item>
          <text:p text:style-name="P37">Наличие форума: Зарегистрированные пользователи имеют доступ к форуму и обсуждения тем.</text:p>
        </text:list-item>
      </text:list>
      <text:h text:style-name="P31" text:outline-level="1">2 Проектирование системы</text:h>
      <text:h text:style-name="Heading_20_2" text:outline-level="2">2.<text:span text:style-name="T13">1</text:span> Выбор <text:span text:style-name="T13">технологий</text:span></text:h>
      <text:p text:style-name="P21"><text:span text:style-name="T16">Операционной системой, являющейся основной веб-сервера, была выбрана система Linux и дистрибутив Arch Linux, предоставляющий </text:span><text:span text:style-name="T17">больше возможностей настройки и гибкость. В качестве программного обеспечения, обрабатывающего входящие запросы и обслуживающего веб-контент, был выбран Apache HTTP Server, ш</text:span>ироко используемый веб-сервер с открытым исходным кодом, совместимый с различными операционными системами.</text:p>
      <text:p text:style-name="P20">Для хранения данных была выбрана СУБД MariaDB, предоставляющая стабильность, производительность и высокую надежность.</text:p>
      <text:p text:style-name="P20">Для реализации серверной логики динамического веб-сайта был выбран язык программирования PHP, <text:span text:style-name="T17">который можно встроить в HTML и совместим со многими веб-приложениями</text:span>.</text:p>
      <text:h text:style-name="P33" text:outline-level="2">2.2 Проектирование базы данных</text:h>
      <text:p text:style-name="P21">Проектирование структуры базы данных включает создание основных таблиц и установление связей между ними для обеспечения целостности и согласованности данных. Основные таблицы и связи включают:</text:p>
      <text:list text:style-name="L2">
        <text:list-item>
          <text:p text:style-name="P41">users:</text:p>
          <text:list>
            <text:list-item>
              <text:p text:style-name="P41"><text:span text:style-name="T20">`</text:span><text:span text:style-name="T18">id</text:span><text:span text:style-name="T20">`</text:span><text:span text:style-name="T18"> (PRIMARY KEY) – уникальный идентификатор пользователя.</text:span></text:p>
            </text:list-item>
            <text:list-item>
              <text:p text:style-name="P41"><text:span text:style-name="T20">`u</text:span><text:span text:style-name="T18">sername</text:span><text:span text:style-name="T20">`</text:span><text:span text:style-name="T18"> – имя пользователя</text:span></text:p>
            </text:list-item>
            <text:list-item>
              <text:p text:style-name="P41"><text:span text:style-name="T20">`</text:span><text:span text:style-name="T18">email</text:span><text:span text:style-name="T20">`</text:span><text:span text:style-name="T18"> – электронная почта пользователя.</text:span></text:p>
            </text:list-item>
            <text:list-item>
              <text:p text:style-name="P41"><text:span text:style-name="T20">`p</text:span><text:span text:style-name="T18">assword</text:span><text:span text:style-name="T20">`</text:span><text:span text:style-name="T18">– хешированный пароль пользователя.</text:span></text:p>
            </text:list-item>
            <text:list-item>
              <text:p text:style-name="P41"><text:span text:style-name="T20">`</text:span><text:span text:style-name="T18">created_at</text:span><text:span text:style-name="T20">`</text:span><text:span text:style-name="T18"> – дата и время создания учетный записи.</text:span></text:p>
            </text:list-item>
          </text:list>
        </text:list-item>
        <text:list-item>
          <text:p text:style-name="P41"><text:span text:style-name="T25">a</text:span>ssets:</text:p>
          <text:list>
            <text:list-item>
              <text:p text:style-name="P38"><text:span text:style-name="T20">`</text:span><text:span text:style-name="T19">id</text:span><text:span text:style-name="T20">`</text:span><text:span text:style-name="T19"> (PRIMARY KEY) – </text:span><text:span text:style-name="T18">уникальный идентификатор ассета.</text:span></text:p>
            </text:list-item>
            <text:list-item>
              <text:p text:style-name="P38"><text:span text:style-name="T20">`</text:span><text:span text:style-name="T19">user_id</text:span><text:span text:style-name="T20">`</text:span><text:span text:style-name="T19"> (FOREIGN KEY) – </text:span><text:span text:style-name="T18">идентификатор пользователя, загрузившего ассет.</text:span></text:p>
            </text:list-item>
            <text:list-item>
              <text:p text:style-name="P41"><text:span text:style-name="T20">`</text:span><text:span text:style-name="T18">title</text:span><text:span text:style-name="T20">`</text:span><text:span text:style-name="T18"> – название ассета.</text:span></text:p>
            </text:list-item>
            <text:list-item>
              <text:p text:style-name="P41"><text:span text:style-name="T20">`descriptioon`</text:span><text:span text:style-name="T18"> – </text:span><text:span text:style-name="T20">описание ассета.</text:span></text:p>
            </text:list-item>
            <text:list-item>
              <text:p text:style-name="P44">`file_path` – путь к файлу ассета.</text:p>
            </text:list-item>
            <text:list-item>
              <text:p text:style-name="P42"><text:soft-page-break/><text:span text:style-name="T18">`image_path` – путь к изображению ассета.</text:span></text:p>
            </text:list-item>
            <text:list-item>
              <text:p text:style-name="P44">`created_at` – дата и время загрузки ассета.</text:p>
            </text:list-item>
          </text:list>
        </text:list-item>
        <text:list-item>
          <text:p text:style-name="P42">asset_coments:</text:p>
          <text:list>
            <text:list-item>
              <text:p text:style-name="P39"><text:span text:style-name="Source_20_Text"><text:span text:style-name="T29">`i</text:span></text:span><text:span text:style-name="Source_20_Text"><text:span text:style-name="T30">d`</text:span></text:span><text:span text:style-name="T20"> (PRIMARY KEY) - уникальный идентификатор комментария.</text:span></text:p>
            </text:list-item>
            <text:list-item>
              <text:p text:style-name="P39"><text:span text:style-name="Source_20_Text"><text:span text:style-name="T31">`asset_id`</text:span></text:span><text:span text:style-name="T20"> (FOREIGN KEY) - идентификатор ассета, к которому относится комментарий.</text:span></text:p>
            </text:list-item>
            <text:list-item>
              <text:p text:style-name="P39"><text:span text:style-name="Source_20_Text"><text:span text:style-name="T29">`user_id`</text:span></text:span><text:span text:style-name="T20"> (FOREIGN KEY) - идентификатор пользователя, оставившего комментарий.</text:span></text:p>
            </text:list-item>
            <text:list-item>
              <text:p text:style-name="P39"><text:span text:style-name="Source_20_Text"><text:span text:style-name="T29">`comment`</text:span></text:span><text:span text:style-name="T20"> - текст комментария.</text:span></text:p>
            </text:list-item>
            <text:list-item>
              <text:p text:style-name="P39"><text:span text:style-name="Source_20_Text"><text:span text:style-name="T29">`rating`</text:span></text:span><text:span text:style-name="T20"> - оценка ассета.</text:span></text:p>
            </text:list-item>
            <text:list-item>
              <text:p text:style-name="P39"><text:span text:style-name="Source_20_Text"><text:span text:style-name="T29">`created_at`</text:span></text:span><text:span text:style-name="T20"> - дата и время оставления комментария.</text:span></text:p>
            </text:list-item>
          </text:list>
        </text:list-item>
        <text:list-item>
          <text:p text:style-name="P42">downloads:</text:p>
          <text:list>
            <text:list-item>
              <text:p text:style-name="P44">`id` (PRIMARY KEY) – уникальный идентификатор загрузки.</text:p>
            </text:list-item>
            <text:list-item>
              <text:p text:style-name="P44">`user_id` (FOREIGN KEY) – идентификатор пользователя, скачавшего ассет.</text:p>
            </text:list-item>
            <text:list-item>
              <text:p text:style-name="P44">`asset_id` (FOREIGN KEY) – идентификатор скачанного ассета.</text:p>
            </text:list-item>
            <text:list-item>
              <text:p text:style-name="P44">`download_time` - дата и время скачивания ассета.</text:p>
            </text:list-item>
          </text:list>
        </text:list-item>
        <text:list-item>
          <text:p text:style-name="P42">forum_topics:</text:p>
          <text:list>
            <text:list-item>
              <text:p text:style-name="P44">`id` (PRIMARY KEY) уникальный идентификатор темы форума.</text:p>
            </text:list-item>
            <text:list-item>
              <text:p text:style-name="P44">`title` - название темы.</text:p>
            </text:list-item>
            <text:list-item>
              <text:p text:style-name="P44">`user_id` (FOREIGN KEY) – идентификатор пользователя, создавшего тему.</text:p>
            </text:list-item>
            <text:list-item>
              <text:p text:style-name="P45">`created_at` - время и дата создания темы.</text:p>
            </text:list-item>
          </text:list>
        </text:list-item>
        <text:list-item>
          <text:p text:style-name="P43">forum_messages:</text:p>
          <text:list>
            <text:list-item>
              <text:p text:style-name="P45">`id` (PRIMARY KEY) – уникальный идентификатор сообщения.</text:p>
            </text:list-item>
            <text:list-item>
              <text:p text:style-name="P40"><text:span text:style-name="T21">`topic_id` (FOREIGN KEY) - </text:span>идентификатор темы, к которой относится сообщение.</text:p>
            </text:list-item>
            <text:list-item>
              <text:p text:style-name="P40"><text:span text:style-name="T32">`user_id` (FOREIGN KEY) - </text:span>идентификатор пользователя, оставившего сообщение.</text:p>
            </text:list-item>
            <text:list-item>
              <text:p text:style-name="P46">`message` - текст сообщения.</text:p>
            </text:list-item>
            <text:list-item>
              <text:p text:style-name="P46"><text:soft-page-break/>`created_at` - дата и время оставленного сообщения.</text:p>
            </text:list-item>
          </text:list>
        </text:list-item>
      </text:list>
      <text:h text:style-name="P34" text:outline-level="2">2.3 Пользовательский интерфейс</text:h>
      <text:p text:style-name="P13">Проектирование пользовательского интерфейса направлено на создание удобного и интуитивно понятного взаимодействия с пользователем. Основные элементы интерфейса включают:</text:p>
      <text:list text:style-name="L3">
        <text:list-item>
          <text:p text:style-name="P47"><text:span text:style-name="Strong_20_Emphasis">Навигационная панель</text:span>:</text:p>
          <text:list>
            <text:list-item>
              <text:p text:style-name="P47">Ссылки на разделы сайта (Assets, Forum, Upload, Register/Login или Logout).</text:p>
            </text:list-item>
            <text:list-item>
              <text:p text:style-name="P47">Отображение имени пользователя с ссылкой на его профиль.</text:p>
            </text:list-item>
          </text:list>
        </text:list-item>
        <text:list-item>
          <text:p text:style-name="P47"><text:span text:style-name="Strong_20_Emphasis">Главная страница</text:span>:</text:p>
          <text:list>
            <text:list-item>
              <text:p text:style-name="P47">Список популярных и новых ассетов.</text:p>
            </text:list-item>
            <text:list-item>
              <text:p text:style-name="P47">Возможность фильтрации и поиска контента.</text:p>
            </text:list-item>
          </text:list>
        </text:list-item>
        <text:list-item>
          <text:p text:style-name="P47"><text:span text:style-name="Strong_20_Emphasis">Страница пользователя</text:span>:</text:p>
          <text:list>
            <text:list-item>
              <text:p text:style-name="P47">Отображение профиля пользователя, его загруженных ассетов и игр.</text:p>
            </text:list-item>
            <text:list-item>
              <text:p text:style-name="P47">Возможность редактирования и удаления собственных ассетов.</text:p>
            </text:list-item>
          </text:list>
        </text:list-item>
        <text:list-item>
          <text:p text:style-name="P47"><text:span text:style-name="Strong_20_Emphasis">Страница ассета</text:span>:</text:p>
          <text:list>
            <text:list-item>
              <text:p text:style-name="P47">Детальная информация об ассете.</text:p>
            </text:list-item>
            <text:list-item>
              <text:p text:style-name="P47">Кнопка для скачивания.</text:p>
            </text:list-item>
            <text:list-item>
              <text:p text:style-name="P47">Раздел для комментариев и оценок.</text:p>
            </text:list-item>
          </text:list>
        </text:list-item>
        <text:list-item>
          <text:p text:style-name="P47"><text:span text:style-name="Strong_20_Emphasis">Форум</text:span>:</text:p>
          <text:list>
            <text:list-item>
              <text:p text:style-name="P47">Список тем форума.</text:p>
            </text:list-item>
            <text:list-item>
              <text:p text:style-name="P47">Возможность создания новых тем.</text:p>
            </text:list-item>
            <text:list-item>
              <text:p text:style-name="P47">Отображение сообщений в теме с возможностью добавления новых сообщений.</text:p>
            </text:list-item>
          </text:list>
        </text:list-item>
      </text:list>
      <text:h text:style-name="P34" text:outline-level="2">Выводы</text:h>
      <text:p text:style-name="P22">Этап проектирования системы платформы для обмена ассетами и инди-играми позволил сформировать четкое и структурированное представление о будущей системе.</text:p>
      <text:h text:style-name="P32" text:outline-level="1">3 Реализация проекта</text:h>
      <text:h text:style-name="P35" text:outline-level="2">3.1 Подготовка веб-сервера</text:h>
      <text:p text:style-name="P23">Для успешной реализации проекта и его последующего функционирования на веб-сервере, необходимо правильно настроить окружение. В данном случае используется Arch Linux и Apache HTTP Server. Этот этап включает в себя следующие шаги:</text:p>
      <text:list text:style-name="L4">
        <text:list-item>
          <text:p text:style-name="P48"><text:span text:style-name="Strong_20_Emphasis"><text:span text:style-name="T18">Установка Apache HTTP Server</text:span></text:span><text:span text:style-name="Strong_20_Emphasis"><text:span text:style-name="T22">:</text:span></text:span></text:p>
          <text:list>
            <text:list-item>
              <text:p text:style-name="P49"><text:span text:style-name="Strong_20_Emphasis"><text:span text:style-name="T22">Обновление системы:</text:span></text:span></text:p>
            </text:list-item>
          </text:list>
        </text:list-item>
      </text:list>
      <text:p text:style-name="P24"><text:span text:style-name="Strong_20_Emphasis"><text:span text:style-name="T33">sudo pacman -Syu</text:span></text:span></text:p>
      <text:list text:continue-numbering="true" text:style-name="L4">
        <text:list-item>
          <text:list>
            <text:list-item>
              <text:p text:style-name="P49"><text:span text:style-name="Strong_20_Emphasis"><text:span text:style-name="T23">Установка Apache HTTP Server:</text:span></text:span></text:p>
            </text:list-item>
          </text:list>
        </text:list-item>
      </text:list>
      <text:p text:style-name="P50">sudo pacman -S apache</text:p>
      <text:list text:continue-numbering="true" text:style-name="L4">
        <text:list-item>
          <text:p text:style-name="P48">Настройка Apache:</text:p>
          <text:list>
            <text:list-item>
              <text:p text:style-name="P52">Редактирование файла конфигурации Apache:</text:p>
            </text:list-item>
          </text:list>
        </text:list-item>
      </text:list>
      <text:p text:style-name="P25"><text:span text:style-name="Strong_20_Emphasis"><text:span text:style-name="T33">sudo nano /etc/http/conf/httpd.conf</text:span></text:span></text:p>
      <text:list text:continue-numbering="true" text:style-name="L4">
        <text:list-item>
          <text:list>
            <text:list-item>
              <text:p text:style-name="P52">Измените параметров для базовой настройки:</text:p>
            </text:list-item>
          </text:list>
        </text:list-item>
      </text:list>
      <text:p text:style-name="P25"><text:span text:style-name="Strong_20_Emphasis"><text:span text:style-name="T22"><draw:frame text:anchor-type="as-char" draw:z-index="0" draw:name="Text Frame 1" draw:style-name="gr4" draw:text-style-name="P64" svg:width="5.645cm" svg:height="6.308cm"><draw:text-box><text:p text:style-name="P63"><text:span text:style-name="T48">ServerRoot "/etc/httpd"</text:span></text:p><text:p text:style-name="P63"><text:span text:style-name="T48">Listen 80</text:span></text:p><text:p text:style-name="P63"><text:span text:style-name="T48">Include conf.modules.d/*.conf</text:span></text:p><text:p text:style-name="P63"><text:span text:style-name="T48">User http</text:span></text:p><text:p text:style-name="P63"><text:span text:style-name="T48">Group http</text:span></text:p><text:p text:style-name="P63"><text:span text:style-name="T48">ServerAdmin you@example.com</text:span></text:p><text:p text:style-name="P63"><text:span text:style-name="T48">DocumentRoot "/srv/http"</text:span></text:p><text:p text:style-name="P63"><text:span text:style-name="T48">&lt;Directory "/srv/http"&gt;</text:span></text:p><text:p text:style-name="P63"><text:span text:style-name="T48"><text:s text:c="4"/></text:span><text:span text:style-name="T48">Options Indexes FollowSymLinks</text:span></text:p><text:p text:style-name="P63"><text:span text:style-name="T48"><text:s text:c="4"/></text:span><text:span text:style-name="T48">AllowOverride None</text:span></text:p><text:p text:style-name="P63"><text:span text:style-name="T48"><text:s text:c="4"/></text:span><text:span text:style-name="T48">Require all granted</text:span></text:p><text:p text:style-name="P63"><text:span text:style-name="T48">&lt;/Directory&gt;</text:span></text:p></draw:text-box></draw:frame></text:span></text:span></text:p>
      <text:list text:continue-numbering="true" text:style-name="L4">
        <text:list-item>
          <text:p text:style-name="P53">Запуск и настройка автозапуска Apache</text:p>
          <text:list>
            <text:list-item>
              <text:p text:style-name="P54">Запуск Apache HTTP Server:</text:p>
            </text:list-item>
          </text:list>
        </text:list-item>
      </text:list>
      <text:p text:style-name="P51">sudo systemctl start httpd</text:p>
      <text:list text:continue-numbering="true" text:style-name="L4">
        <text:list-item>
          <text:list>
            <text:list-item>
              <text:p text:style-name="P56">Настройка автозапуска Apache при загрузке системы:</text:p>
            </text:list-item>
          </text:list>
        </text:list-item>
      </text:list>
      <text:p text:style-name="P15">­<text:span text:style-name="T34">sudo systemctl enable httpd</text:span></text:p>
      <text:list text:continue-numbering="true" text:style-name="L4">
        <text:list-item>
          <text:p text:style-name="P53">Установка PHP:</text:p>
          <text:list>
            <text:list-item>
              <text:p text:style-name="P54">Установка PHP и необходимых модулей:</text:p>
            </text:list-item>
          </text:list>
        </text:list-item>
      </text:list>
      <text:p text:style-name="P27">sudo pacman -S php php-apache</text:p>
      <text:list text:continue-numbering="true" text:style-name="L4">
        <text:list-item>
          <text:list>
            <text:list-item>
              <text:p text:style-name="P56"><text:soft-page-break/>Настройка Apache для работы с PHP:</text:p>
            </text:list-item>
          </text:list>
        </text:list-item>
      </text:list>
      <text:p text:style-name="P14"><draw:frame text:anchor-type="as-char" draw:z-index="1" draw:name="Text Frame 2" draw:style-name="gr3" draw:text-style-name="P64" svg:width="6.719cm" svg:height="1.456cm"><draw:text-box><text:p text:style-name="P63"><text:span text:style-name="T48">LoadModule php_module modules/libphp.so</text:span></text:p><text:p text:style-name="P63"><text:span text:style-name="T48">AddHandler php-script .php</text:span></text:p><text:p text:style-name="P63"><text:span text:style-name="T48">Include conf/extra/php_module.conf</text:span></text:p></draw:text-box></draw:frame></text:p>
      <text:list text:continue-numbering="true" text:style-name="L4">
        <text:list-item>
          <text:p text:style-name="P53">Установка и настройка базы данных MySQL/MariaDB</text:p>
          <text:list>
            <text:list-item>
              <text:p text:style-name="P54">Установка MariaDB:</text:p>
            </text:list-item>
          </text:list>
        </text:list-item>
      </text:list>
      <text:p text:style-name="P27">sudo pacman -S mariadb</text:p>
      <text:list text:continue-numbering="true" text:style-name="L4">
        <text:list-item>
          <text:list>
            <text:list-item>
              <text:p text:style-name="P55">Инициализация базы данных:</text:p>
            </text:list-item>
          </text:list>
        </text:list-item>
      </text:list>
      <text:p text:style-name="P26">sudo mariadb-install-db --user=mysql --basedir=/usr --datadir=/var/lib/mysql</text:p>
      <text:list text:continue-numbering="true" text:style-name="L4">
        <text:list-item>
          <text:list>
            <text:list-item>
              <text:p text:style-name="P55"><text:span text:style-name="T35">Запуск и настройка MariaDB</text:span>:</text:p>
            </text:list-item>
          </text:list>
        </text:list-item>
      </text:list>
      <text:p text:style-name="P16"><draw:frame text:anchor-type="as-char" draw:z-index="2" draw:name="Text Frame 3" draw:style-name="gr2" draw:text-style-name="P64" svg:width="4.726cm" svg:height="0.932cm"><draw:text-box><text:p text:style-name="P63"><text:span text:style-name="T48">sudo systemctl start mariadb</text:span></text:p><text:p text:style-name="P63"><text:span text:style-name="T48">sudo systemctl enable mariadb</text:span></text:p></draw:text-box></draw:frame></text:p>
      <text:list text:continue-numbering="true" text:style-name="L4">
        <text:list-item>
          <text:list>
            <text:list-item>
              <text:p text:style-name="P57">Создание базы данных и пользователя проекта:</text:p>
            </text:list-item>
          </text:list>
        </text:list-item>
      </text:list>
      <text:p text:style-name="P17"><draw:frame text:anchor-type="as-char" draw:z-index="3" draw:name="Text Frame 4" draw:style-name="gr1" draw:text-style-name="P64" svg:width="11.875cm" svg:height="2.1cm"><draw:text-box><text:p text:style-name="P63"><text:span text:style-name="T48">CREATE DATABASE game_assets_db;</text:span></text:p><text:p text:style-name="P63"><text:span text:style-name="T48">CREATE USER 'game_user'@'localhost' IDENTIFIED BY 'password';</text:span></text:p><text:p text:style-name="P63"><text:span text:style-name="T48">GRANT ALL PRIVILEGES ON game_assets_db.* TO 'game_user'@'localhost';</text:span></text:p><text:p text:style-name="P63"><text:span text:style-name="T48">FLUSH PRIVILEGES;</text:span></text:p></draw:text-box></draw:frame></text:p>
      <text:h text:style-name="P35" text:outline-level="2">3.2 <text:span text:style-name="T36">Разработка </text:span><text:span text:style-name="T37">сайта</text:span></text:h>
      <text:list text:style-name="L11">
        <text:list-item>
          <text:p text:style-name="P60"><text:span text:style-name="Strong_20_Emphasis">Настройка серверной части и базы данных</text:span>:</text:p>
        </text:list-item>
      </text:list>
      <text:p text:style-name="Text_20_body"><text:span text:style-name="T43">Создание базы данных </text:span><text:span text:style-name="T38">реализовано с помощью запросов CREATE TABLE, представленных в </text:span><text:span text:style-name="T39">Приложении А</text:span><text:span text:style-name="T38">.</text:span></text:p>
      <text:p text:style-name="Text_20_body">Подключение к базе данных выполнено с помощью использования PHP расширения mysqli в файле “config.php" и последующим включением его в необходимые страницы.</text:p>
      <text:list text:continue-numbering="true" text:style-name="L11">
        <text:list-item>
          <text:p text:style-name="P61"><text:span text:style-name="Strong_20_Emphasis">Аутентификация и регистрация пользователей</text:span>:</text:p>
        </text:list-item>
      </text:list>
      <text:p text:style-name="P28">Созданы страницы для регистрации (<text:span text:style-name="Source_20_Text"><text:span text:style-name="T28">register.php</text:span></text:span>) и входа (<text:span text:style-name="Source_20_Text"><text:span text:style-name="T28">login.php</text:span></text:span>) пользователей. Реализована логика хэширования паролей и сохранения информации о пользователях в сессиях.</text:p>
      <text:list text:continue-numbering="true" text:style-name="L11">
        <text:list-item>
          <text:p text:style-name="P61"><text:span text:style-name="Strong_20_Emphasis">Управление контентом</text:span>:</text:p>
        </text:list-item>
      </text:list>
      <text:p text:style-name="Text_20_body">Реализованы функции загрузки ассетов (<text:span text:style-name="Source_20_Text"><text:span text:style-name="T28">upload.php</text:span></text:span>), их редактирования (<text:span text:style-name="Source_20_Text"><text:span text:style-name="T28">edit_asset.php</text:span></text:span>) и удаления (<text:span text:style-name="Source_20_Text"><text:span text:style-name="T28">delete_asset.php</text:span></text:span>).</text:p>
      <text:p text:style-name="Text_20_body">Созданы страницы для отображения списка всех ассетов и детальной информации об отдельных ассетах с возможностью скачивания (<text:span text:style-name="Source_20_Text"><text:span text:style-name="T28">index.php</text:span></text:span><text:span text:style-name="T28">, </text:span><text:span text:style-name="Source_20_Text"><text:span text:style-name="T28">asset.php</text:span></text:span>).</text:p>
      <text:list text:continue-numbering="true" text:style-name="L11">
        <text:list-item>
          <text:p text:style-name="P59"><text:soft-page-break/><text:span text:style-name="Strong_20_Emphasis">Комментарии и рейтинг</text:span>:</text:p>
        </text:list-item>
      </text:list>
      <text:p text:style-name="Text_20_body">Реализована возможность добавления комментариев и рейтингов к ассетам (<text:span text:style-name="Source_20_Text"><text:span text:style-name="T28">asset.php</text:span></text:span>), а также отображение всех комментариев к конкретному ассету.</text:p>
      <text:list text:continue-numbering="true" text:style-name="L11">
        <text:list-item>
          <text:p text:style-name="P59"><text:span text:style-name="Strong_20_Emphasis">Форум</text:span>:</text:p>
        </text:list-item>
      </text:list>
      <text:p text:style-name="Text_20_body">Созданы страницы для форума, где пользователи могут создавать новые темы и оставлять сообщения в существующих темах (<text:span text:style-name="Source_20_Text"><text:span text:style-name="T28">forum.php</text:span></text:span><text:span text:style-name="T28">, </text:span><text:span text:style-name="Source_20_Text"><text:span text:style-name="T28">topic.php</text:span></text:span>).</text:p>
      <text:list text:continue-numbering="true" text:style-name="L11">
        <text:list-item>
          <text:p text:style-name="P59"><text:span text:style-name="Strong_20_Emphasis">Стилизация интерфейса</text:span>:</text:p>
        </text:list-item>
      </text:list>
      <text:p text:style-name="Text_20_body">CSS использован для стилизации элементов интерфейса, таких как навигационная панель, кнопки, формы и т.д.</text:p>
      <text:p text:style-name="Text_20_body">Стили CSS сохраняются в отдельном файле <text:span text:style-name="Source_20_Text"><text:span text:style-name="T28">style.css</text:span></text:span>, который подключается ко всем страницам приложения.</text:p>
      <text:list text:continue-numbering="true" text:style-name="L11">
        <text:list-item>
          <text:p text:style-name="P59"><text:span text:style-name="Strong_20_Emphasis">Обработка форм и динамическое отображение данных</text:span>:</text:p>
        </text:list-item>
      </text:list>
      <text:p text:style-name="Text_20_body">Формы для регистрации, входа, добавления и редактирования ассетов, создания комментариев и форумных сообщений созданы с использованием HTML и обработаны на стороне сервера с использованием PHP.</text:p>
      <text:p text:style-name="Text_20_body">Данные, такие как список ассетов и комментарии, динамически выводятся на страницы с использованием PHP и MySQL-запросов.</text:p>
      <text:h text:style-name="Heading_20_2" text:outline-level="2">Выводы</text:h>
      <text:p text:style-name="Text_20_body">В результате разработки бэкенда и фронтенда была создана веб-платформа для загрузки и скачивания инди-игр и ассетов, а также взаимодействия пользователей через комментарии и форумные темы. <text:span text:style-name="T47">Исходный код вышеперечисленных файлов представлен в </text:span><text:span text:style-name="T42">Приложении Б.</text:span></text:p>
      <text:p text:style-name="P62"><text:span text:style-name="T4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modern" style:font-pitch="fixed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e" svg:font-family="Ti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 fo:text-indent="0.199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fo:line-height="150%" fo:text-align="center" style:justify-single-word="false" style:page-number="auto"/>
      <style:text-properties style:font-name="Times New Roman2" fo:font-family="'Times New Roman'" style:font-style-name="Bold" style:font-family-generic="roman" style:font-pitch="variable" fo:font-size="16pt" fo:font-weight="bold" style:font-size-asian="18pt" style:font-weight-asian="bold" style:font-size-complex="18pt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style:contextual-spacing="false" fo:line-height="150%" fo:text-align="center" style:justify-single-word="false"/>
      <style:text-properties style:font-name="Times New Roman2" fo:font-family="'Times New Roman'" style:font-style-name="Bold" style:font-family-generic="roman" style:font-pitch="variable" fo:font-size="14pt" fo:font-weight="bold" style:font-size-asian="16pt" style:font-weight-asian="bold" style:font-size-complex="16pt" style:font-weight-complex="60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Noto Sans Mono" fo:font-family="'Noto Sans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FreeSans" style:font-family-complex="FreeSans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Times New Roman" fo:font-family="'Times New Roman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2" style:font-family-complex="FreeSans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Times New Roman" fo:font-family="'Times New Roman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2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Noto Sans Mono" fo:font-family="'Noto Sans Mono'" style:font-family-generic="modern" style:font-pitch="fixed" style:font-name-asian="Noto Sans Mono CJK SC" style:font-family-asian="'Noto Sans Mono CJK SC'" style:font-family-generic-asian="modern" style:font-pitch-asian="fixed" style:font-name-complex="FreeSans" style:font-family-complex="FreeSans" style:font-family-generic-complex="modern" style:font-pitch-complex="fixe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6T09:36:44.544543935</meta:creation-date>
    <dc:date>2024-06-27T20:19:50.478841226</dc:date>
    <meta:editing-duration>PT4H5M41S</meta:editing-duration>
    <meta:editing-cycles>8</meta:editing-cycles>
    <meta:generator>LibreOffice/24.2.4.2$Linux_X86_64 LibreOffice_project/420$Build-2</meta:generator>
    <meta:document-statistic meta:table-count="0" meta:image-count="0" meta:object-count="0" meta:page-count="10" meta:paragraph-count="141" meta:word-count="1115" meta:character-count="8547" meta:non-whitespace-character-count="7638"/>
  </office:meta>
</office:document-meta>
</file>